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6.925in" fo:margin-left="-0.0361in" fo:margin-top="0in" fo:margin-bottom="0in" table:align="left" style:writing-mode="lr-tb"/>
    </style:style>
    <style:style style:name="Table1.A" style:family="table-column">
      <style:table-column-properties style:column-width="1.73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361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1.D1" style:family="table-cell">
      <style:table-cell-properties fo:background-color="transparent" fo:padding-left="0.0361in" fo:padding-right="0.0382in" fo:padding-top="0.0382in" fo:padding-bottom="0.0382in" fo:border="0.25pt solid #000001">
        <style:background-image/>
      </style:table-cell-properties>
    </style:style>
    <style:style style:name="Table2" style:family="table">
      <style:table-properties style:width="6.925in" fo:margin-left="-0.0361in" fo:margin-top="0in" fo:margin-bottom="0in" table:align="left" style:writing-mode="lr-tb"/>
    </style:style>
    <style:style style:name="Table2.A" style:family="table-column">
      <style:table-column-properties style:column-width="6.92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361in" fo:padding-right="0.0382in" fo:padding-top="0.0382in" fo:padding-bottom="0.0382in" fo:border="0.25pt solid #000001">
        <style:background-image/>
      </style:table-cell-properties>
    </style:style>
    <style:style style:name="Table3" style:family="table">
      <style:table-properties style:width="6.925in" fo:margin-left="-0.0361in" fo:margin-top="0in" fo:margin-bottom="0in" table:align="left" style:writing-mode="lr-tb"/>
    </style:style>
    <style:style style:name="Table3.A" style:family="table-column">
      <style:table-column-properties style:column-width="6.92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361in" fo:padding-right="0.0382in" fo:padding-top="0.0382in" fo:padding-bottom="0.0382in" fo:border="0.25pt solid #000001">
        <style:background-image/>
      </style:table-cell-properties>
    </style:style>
    <style:style style:name="Table4" style:family="table">
      <style:table-properties style:width="6.925in" fo:margin-left="-0.0361in" fo:margin-top="0in" fo:margin-bottom="0in" table:align="left" style:writing-mode="lr-tb"/>
    </style:style>
    <style:style style:name="Table4.A" style:family="table-column">
      <style:table-column-properties style:column-width="3.462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361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transparent" fo:padding-left="0.0361in" fo:padding-right="0.0382in" fo:padding-top="0.0382in" fo:padding-bottom="0.0382in" fo:border="0.25pt solid #000001">
        <style:background-image/>
      </style:table-cell-properties>
    </style:style>
    <style:style style:name="Table5" style:family="table">
      <style:table-properties style:width="6.925in" fo:margin-left="-0.0375in" fo:margin-top="0in" fo:margin-bottom="0in" table:align="left" style:writing-mode="lr-tb"/>
    </style:style>
    <style:style style:name="Table5.A" style:family="table-column">
      <style:table-column-properties style:column-width="3.462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375in" fo:padding-right="0.0382in" fo:padding-top="0.0382in" fo:padding-bottom="0.0382in" fo:border-left="0.25pt solid #000000" fo:border-right="none" fo:border-top="0.25pt solid #000000" fo:border-bottom="0.25pt solid #000000">
        <style:background-image/>
      </style:table-cell-properties>
    </style:style>
    <style:style style:name="Table5.B1" style:family="table-cell">
      <style:table-cell-properties fo:background-color="transparent" fo:padding-left="0.0375in" fo:padding-right="0.0382in" fo:padding-top="0.0382in" fo:padding-bottom="0.0382in" fo:border="0.25pt solid #000000">
        <style:background-image/>
      </style:table-cell-properties>
    </style:style>
    <style:style style:name="Table6" style:family="table">
      <style:table-properties style:width="6.925in" fo:margin-left="-0.0361in" fo:margin-top="0in" fo:margin-bottom="0in" table:align="left" style:writing-mode="lr-tb"/>
    </style:style>
    <style:style style:name="Table6.A" style:family="table-column">
      <style:table-column-properties style:column-width="3.4625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361in" fo:padding-right="0.0382in" fo:padding-top="0.0382in" fo:padding-bottom="0.0382in" fo:border-left="0.25pt solid #000001" fo:border-right="none" fo:border-top="0.25pt solid #000001" fo:border-bottom="0.25pt solid #000001">
        <style:background-image/>
      </style:table-cell-properties>
    </style:style>
    <style:style style:name="Table6.B1" style:family="table-cell">
      <style:table-cell-properties fo:background-color="transparent" fo:padding-left="0.0361in" fo:padding-right="0.0382in" fo:padding-top="0.0382in" fo:padding-bottom="0.0382in" fo:border="0.25pt solid #000001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start" style:justify-single-word="false"/>
    </style:style>
    <style:style style:name="P5" style:family="paragraph" style:parent-style-name="Standard">
      <style:paragraph-properties fo:line-height="115%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15%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line-height="115%"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line-height="115%"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4" style:family="paragraph" style:parent-style-name="Standard">
      <style:paragraph-properties fo:line-height="115%"/>
      <style:text-properties fo:color="#00000a" loext:opacity="100%" style:font-name="Liberation Serif" fo:font-size="12pt" fo:language="en" fo:country="US" officeooo:rsid="000d857b" officeooo:paragraph-rsid="000d857b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Standard">
      <style:paragraph-properties fo:line-height="115%" fo:text-align="start" style:justify-single-word="false"/>
      <style:text-properties officeooo:rsid="001042f1" officeooo:paragraph-rsid="001042f1"/>
    </style:style>
    <style:style style:name="P16" style:family="paragraph" style:parent-style-name="Standard">
      <style:paragraph-properties fo:line-height="115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start" style:justify-single-word="false"/>
    </style:style>
    <style:style style:name="P20" style:family="paragraph" style:parent-style-name="Table_20_Contents">
      <style:paragraph-properties fo:text-align="start" style:justify-single-word="false"/>
      <style:text-properties fo:color="#ce181e" loext:opacity="100%" fo:font-size="12pt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color="#ce181e" loext:opacity="100%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4" style:family="paragraph" style:parent-style-name="Standard" style:master-page-name="Standard">
      <style:paragraph-properties fo:line-height="115%" style:page-number="auto"/>
      <style:text-properties fo:font-weight="bold" style:font-weight-asian="bold" style:font-weight-complex="bold"/>
    </style:style>
    <style:style style:name="T1" style:family="text">
      <style:text-properties fo:color="#b2b2b2" loext:opacity="100%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80" loext:opacity="100%" fo:font-size="12pt" fo:language="zxx" fo:country="none" style:text-underline-style="solid" style:text-underline-width="auto" style:text-underline-color="font-color" style:letter-kerning="true" style:font-name-asian="Noto Sans CJK SC Regular" style:font-size-asian="12pt" style:language-asian="zxx" style:country-asian="none" style:font-name-complex="Lohit Devanagari" style:font-size-complex="12pt" style:language-complex="zxx" style:country-complex="none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6aa7a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1542a6" style:font-size-asian="12pt" style:font-weight-asian="bold" style:font-size-complex="12pt" style:font-weight-complex="bold"/>
    </style:style>
    <style:style style:name="T8" style:family="text">
      <style:text-properties fo:color="#ce181e" loext:opacity="100%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a" loext:opacity="100%" style:font-name="Liberation Serif" fo:font-size="12pt" fo:language="en" fo:country="US" fo:font-weight="normal" officeooo:rsid="000e8df7" style:letter-kerning="true" style:font-name-asian="Noto Sans CJK SC Regular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0" style:family="text">
      <style:text-properties fo:color="#00000a" loext:opacity="100%" style:font-name="Liberation Serif" fo:font-size="12pt" fo:language="en" fo:country="US" fo:font-weight="bold" officeooo:rsid="00109953" style:letter-kerning="true" style:font-name-asian="Noto Sans CJK SC Regular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1" style:family="text">
      <style:text-properties fo:color="#00000a" loext:opacity="100%" style:font-name="Liberation Serif" fo:font-size="12pt" fo:language="en" fo:country="US" fo:font-weight="bold" officeooo:rsid="0012425e" style:letter-kerning="true" style:font-name-asian="Noto Sans CJK SC Regular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officeooo:rsid="0013964b"/>
    </style:style>
    <style:style style:name="T13" style:family="text">
      <style:text-properties officeooo:rsid="001542a6"/>
    </style:style>
    <style:style style:name="T14" style:family="text">
      <style:text-properties officeooo:rsid="00155bdc"/>
    </style:style>
    <style:style style:name="T15" style:family="text">
      <style:text-properties officeooo:rsid="00165340"/>
    </style:style>
    <style:style style:name="T16" style:family="text">
      <style:text-properties officeooo:rsid="0017bf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Written by:</text:p>
      <text:p text:style-name="P14">A Name</text:p>
      <text:p text:style-name="P2">Pentester</text:p>
      <text:p text:style-name="P2"><text:span text:style-name="T3">pentester</text:span><text:a xlink:type="simple" xlink:href="mailto:jamesfortuneus@gmail.com" text:style-name="Internet_20_link" text:visited-style-name="Visited_20_Internet_20_Link">@gmail.com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3">Penetration Test Summary Report</text:p>
      <text:p text:style-name="P13"/>
      <text:p text:style-name="P16">Prepared for:</text:p>
      <text:p text:style-name="P5">John Doe</text:p>
      <text:p text:style-name="P5">Project Manager</text:p>
      <text:p text:style-name="P3"><text:a xlink:type="simple" xlink:href="mailto:John.Doe@gmail.com" text:style-name="Internet_20_link" text:visited-style-name="Visited_20_Internet_20_Link"><text:span text:style-name="T4">John.Doe@gmail.com</text:span></text:a></text:p>
      <text:p text:style-name="P5"/>
      <text:p text:style-name="P5">Bob Dylan</text:p>
      <text:p text:style-name="P5">Painter</text:p>
      <text:p text:style-name="P3"><text:a xlink:type="simple" xlink:href="mailto:Bob.Dylan@gmail.com" text:style-name="Internet_20_link" text:visited-style-name="Visited_20_Internet_20_Link"><text:span text:style-name="T4">Bob.Dylan@gmail.com</text:span></text:a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text:span text:style-name="T6">Conducted </text:span><text:span text:style-name="T10">during</text:span><text:span text:style-name="T6">: June 4 201</text:span><text:span text:style-name="T7">9</text:span></text:p>
      <text:p text:style-name="P7">Delivered on: June 5 201<text:span text:style-name="T13">9</text:span></text:p>
      <text:p text:style-name="P3"><text:span text:style-name="T11">Presented</text:span><text:span text:style-name="T6"> on: June 6 201</text:span><text:span text:style-name="T7">9</text:span></text:p>
      <text:p text:style-name="P7"/>
      <text:p text:style-name="P13">Project Overview</text:p>
      <text:p text:style-name="P8"/>
      <text:p text:style-name="P6">The goal of this engagement was to verify if data exfiltration was possible. The details on the potential vectors discovered during this assessment are provided in this report.</text:p>
      <text:p text:style-name="P6"/>
      <text:p text:style-name="P6">This assessment was conducted on the 4 of June in 201<text:span text:style-name="T14">9</text:span> during 8 AM UTC to 4 PM UTC with the written permission of the system owners and the concerned parties.</text:p>
      <text:p text:style-name="P6"/>
      <text:p text:style-name="P6"/>
      <text:p text:style-name="P13">Accountab<text:span text:style-name="T15">ility</text:span></text:p>
      <text:p text:style-name="P6">The testers are as follows:</text:p>
      <text:p text:style-name="P4"><text:span text:style-name="T9">A Name</text:span><text:span text:style-name="T4">, Pentester, </text:span><text:a xlink:type="simple" xlink:href="mailto:pentester@gmail.com" text:style-name="Internet_20_link" text:visited-style-name="Visited_20_Internet_20_Link"><text:span text:style-name="T4">pentester@gmail.com</text:span></text:a></text:p>
      <text:p text:style-name="P6"/>
      <text:p text:style-name="P6">The following list of people have received a copy of the report and its evidence. They are entirely accountable for the confidential information included in this report and its evidence:</text:p>
      <text:p text:style-name="P4"><text:span text:style-name="T4">John Doe, Project Manager, </text:span><text:a xlink:type="simple" xlink:href="mailto:John.Doe@gmail.com" text:style-name="Internet_20_link" text:visited-style-name="Visited_20_Internet_20_Link"><text:span text:style-name="T4">John.Doe@gmail.com</text:span></text:a></text:p>
      <text:p text:style-name="P4"><text:span text:style-name="T4">Bob Dylan, Painter, </text:span><text:a xlink:type="simple" xlink:href="mailto:Bob.Dylan@gmail.com" text:style-name="Internet_20_link" text:visited-style-name="Visited_20_Internet_20_Link"><text:span text:style-name="T4">Bob.Dylan@gmail.com</text:span></text:a></text:p>
      <text:p text:style-name="P6"/>
      <text:p text:style-name="P6"/>
      <text:p text:style-name="P6"/>
      <text:p text:style-name="P13">Scope and Attack Scenarios</text:p>
      <text:p text:style-name="P6"/>
      <text:p text:style-name="P6">The scope of the engagement was to use an authenticated account on the system X.X.X.X to exfiltrate data over the network.</text:p>
      <text:p text:style-name="P6"/>
      <text:p text:style-name="P6"/>
      <text:p text:style-name="P6"/>
      <text:p text:style-name="P13">Executive Summary</text:p>
      <text:p text:style-name="P6"/>
      <text:p text:style-name="P4"><text:span text:style-name="T4">The overall risk of the discovered attack vectors in the assessment in this report are considered </text:span><text:span text:style-name="T8">High</text:span><text:span text:style-name="T4">. This indicates the high security issues in the system which can contribute to compromise the overall security risk of the company and the solution that was tested in this engagement.</text:span></text:p>
      <text:p text:style-name="P6"><text:soft-page-break/></text:p>
      <text:p text:style-name="P6">In the covered system, a misconfiguration was found, which permits a user to use administrative privileges without being recorded by the system’s security auditing software, that creates a high security risk.</text:p>
      <text:p text:style-name="P6"/>
      <text:p text:style-name="P6"/>
      <text:p text:style-name="P6"/>
      <text:p text:style-name="P13">Summary of Findings</text:p>
      <text:p text:style-name="P6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10">Name</text:p>
          </table:table-cell>
          <table:table-cell table:style-name="Table1.A1" office:value-type="string">
            <text:p text:style-name="P10">Attack Vector</text:p>
          </table:table-cell>
          <table:table-cell table:style-name="Table1.A1" office:value-type="string">
            <text:p text:style-name="P10">Risk</text:p>
          </table:table-cell>
          <table:table-cell table:style-name="Table1.D1" office:value-type="string">
            <text:p text:style-name="P10">Results</text:p>
          </table:table-cell>
        </table:table-row>
        <table:table-row table:style-name="Table1.1">
          <table:table-cell table:style-name="Table1.A1" office:value-type="string">
            <text:p text:style-name="P11">CVE-2018-7600</text:p>
          </table:table-cell>
          <table:table-cell table:style-name="Table1.A1" office:value-type="string">
            <text:p text:style-name="P11">Drupal Core</text:p>
          </table:table-cell>
          <table:table-cell table:style-name="Table1.A1" office:value-type="string">
            <text:p text:style-name="P20">10.0</text:p>
          </table:table-cell>
          <table:table-cell table:style-name="Table1.D1" office:value-type="string">
            <text:p text:style-name="P11">A non patched service was found to allow complete remote access via exploitation.</text:p>
          </table:table-cell>
        </table:table-row>
      </table:table>
      <text:p text:style-name="P6"/>
      <text:p text:style-name="P6"/>
      <text:p text:style-name="P6"/>
      <text:p text:style-name="P13">Objectives</text:p>
      <text:p text:style-name="P6"/>
      <text:p text:style-name="P8">Primary:</text:p>
      <text:p text:style-name="P6">The tester attempted to exfiltrate data from the concerned system to a remote system.</text:p>
      <text:p text:style-name="P6"/>
      <text:p text:style-name="P6"/>
      <text:p text:style-name="P8">Secondary:</text:p>
      <text:p text:style-name="P6">The tester should attempt to access the data of other users which have been specified on the day of the test.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">Account List</text:p>
          </table:table-cell>
        </table:table-row>
        <table:table-row table:style-name="Table2.1">
          <table:table-cell table:style-name="Table2.A1" office:value-type="string">
            <text:p text:style-name="P11">Robert8712</text:p>
          </table:table-cell>
        </table:table-row>
      </table:table>
      <text:p text:style-name="P6"/>
      <text:p text:style-name="P6"/>
      <text:p text:style-name="P13">Scope</text:p>
      <text:p text:style-name="P6"/>
      <text:p text:style-name="P4"><text:span text:style-name="T4">This engagement occurred on the 4 of June in 201</text:span><text:span text:style-name="T5">9</text:span><text:span text:style-name="T4"> from </text:span><text:bookmark-start text:name="__DdeLink__183_2993506954"/><text:span text:style-name="T4">8 AM UTC to 4 PM UTC</text:span><text:bookmark-end text:name="__DdeLink__183_2993506954"/><text:span text:style-name="T4">.</text:span></text:p>
      <text:p text:style-name="P6"/>
      <text:p text:style-name="P6">The following system was within the scope of the assessment:</text:p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9">Network information of the system</text:p>
          </table:table-cell>
        </table:table-row>
        <table:table-row table:style-name="Table3.1">
          <table:table-cell table:style-name="Table3.A1" office:value-type="string">
            <text:p text:style-name="P12">X.X.X.X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Tools</text:p>
      <text:p text:style-name="P6"/>
      <text:p text:style-name="P6">A multitude of automated tools is frequently used in penetration tests in order to perform reconnaissance and perform tests.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10">Tool</text:p>
          </table:table-cell>
          <table:table-cell table:style-name="Table4.B1" office:value-type="string">
            <text:p text:style-name="P10">Description</text:p>
          </table:table-cell>
        </table:table-row>
        <table:table-row table:style-name="Table4.1">
          <table:table-cell table:style-name="Table4.A1" office:value-type="string">
            <text:p text:style-name="P11">NMAP</text:p>
          </table:table-cell>
          <table:table-cell table:style-name="Table4.B1" office:value-type="string">
            <text:p text:style-name="P11">Open source utility for network discovery and security auditing.</text:p>
          </table:table-cell>
        </table:table-row>
        <table:table-row table:style-name="Table4.1">
          <table:table-cell table:style-name="Table4.A1" office:value-type="string">
            <text:p text:style-name="P11">Custom made scripts</text:p>
          </table:table-cell>
          <table:table-cell table:style-name="Table4.B1" office:value-type="string">
            <text:p text:style-name="P11">Any programming scripts that are developed to attend a problem.</text:p>
          </table:table-cell>
        </table:table-row>
      </table:table>
      <text:p text:style-name="P6"/>
      <text:p text:style-name="P6"/>
      <text:p text:style-name="P6"/>
      <text:p text:style-name="P13">Risk Level Scale</text:p>
      <text:p text:style-name="P6"/>
      <text:p text:style-name="P6">The risk level is based upon CVSS 3.0 and its public calculator available on their website. The base score is used to evaluate the risk level.</text:p>
      <text:p text:style-name="P6"/>
      <text:p text:style-name="P6"/>
      <text:p text:style-name="P6"/>
      <text:p text:style-name="P13">Evidence</text:p>
      <text:p text:style-name="P6"/>
      <text:p text:style-name="P6">Multiple files are attached to the report in an encrypted compressed archive, for which the key will be handed over physically:</text:p>
      <text:p text:style-name="P6"/>
      <text:p text:style-name="P6">File name: Evidence-Company_Inc-June-4-201<text:span text:style-name="T16">9</text:span>.zip</text:p>
      <text:p text:style-name="P6">SHA1: e3019403b4741b4a8d41f7e8ae0d0b3cd50dcddd</text:p>
      <text:p text:style-name="P6">MD5: d1eaa430eed24ec8f1634cb3f49e3c76</text:p>
      <text:p text:style-name="P6"><text:soft-page-break/></text:p>
      <text:p text:style-name="P6"/>
      <text:p text:style-name="P13">Failed attacks</text:p>
      <text:p text:style-name="P6"/>
      <text:p text:style-name="P6">The following attacks were attempted against the targeted system without any success.</text:p>
      <text:p text:style-name="P6"/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22">Name</text:p>
          </table:table-cell>
          <table:table-cell table:style-name="Table5.B1" office:value-type="string">
            <text:p text:style-name="P22">Outcome</text:p>
          </table:table-cell>
        </table:table-row>
        <table:table-row table:style-name="Table5.1">
          <table:table-cell table:style-name="Table5.A1" office:value-type="string">
            <text:p text:style-name="Table_20_Contents">DNS Enumeration</text:p>
          </table:table-cell>
          <table:table-cell table:style-name="Table5.B1" office:value-type="string">
            <text:p text:style-name="Table_20_Contents">Failed</text:p>
          </table:table-cell>
        </table:table-row>
        <table:table-row table:style-name="Table5.1">
          <table:table-cell table:style-name="Table5.A1" office:value-type="string">
            <text:p text:style-name="Table_20_Contents">DNS Zone Transfer</text:p>
          </table:table-cell>
          <table:table-cell table:style-name="Table5.B1" office:value-type="string">
            <text:p text:style-name="Table_20_Contents">Failed</text:p>
          </table:table-cell>
        </table:table-row>
        <table:table-row table:style-name="Table5.1">
          <table:table-cell table:style-name="Table5.A1" office:value-type="string">
            <text:p text:style-name="Table_20_Contents">Firewall Fail Open</text:p>
          </table:table-cell>
          <table:table-cell table:style-name="Table5.B1" office:value-type="string">
            <text:p text:style-name="Table_20_Contents">Failed</text:p>
          </table:table-cell>
        </table:table-row>
      </table:table>
      <text:p text:style-name="P6"/>
      <text:p text:style-name="P6"/>
      <text:p text:style-name="P13">Detailed Security Findings</text:p>
      <text:p text:style-name="P6"/>
      <text:p text:style-name="P18">Finding: CVE-2018-7600</text:p>
      <text:p text:style-name="P18">Drupal Core</text:p>
      <text:p text:style-name="P4"/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23">Finding</text:p>
          </table:table-cell>
          <table:table-cell table:style-name="Table6.B1" office:value-type="string">
            <text:p text:style-name="P23">Details</text:p>
          </table:table-cell>
        </table:table-row>
        <table:table-row table:style-name="Table6.1">
          <table:table-cell table:style-name="Table6.A1" office:value-type="string">
            <text:p text:style-name="P23">Vulnerability</text:p>
          </table:table-cell>
          <table:table-cell table:style-name="Table6.B1" office:value-type="string">
            <text:p text:style-name="P19">Drupal Core 7.x and 8.5.x contain a remote code execution via multiple attack vectors in the Drupal console.</text:p>
          </table:table-cell>
        </table:table-row>
        <table:table-row table:style-name="Table6.1">
          <table:table-cell table:style-name="Table6.A1" office:value-type="string">
            <text:p text:style-name="P23">Devices affected</text:p>
          </table:table-cell>
          <table:table-cell table:style-name="Table6.B1" office:value-type="string">
            <text:p text:style-name="P19">X.X.X.X</text:p>
          </table:table-cell>
        </table:table-row>
        <table:table-row table:style-name="Table6.1">
          <table:table-cell table:style-name="Table6.A1" office:value-type="string">
            <text:p text:style-name="P23">Risk</text:p>
          </table:table-cell>
          <table:table-cell table:style-name="Table6.B1" office:value-type="string">
            <text:p text:style-name="P21">10.0</text:p>
          </table:table-cell>
        </table:table-row>
        <table:table-row table:style-name="Table6.1">
          <table:table-cell table:style-name="Table6.A1" office:value-type="string">
            <text:p text:style-name="P23">Status</text:p>
          </table:table-cell>
          <table:table-cell table:style-name="Table6.B1" office:value-type="string">
            <text:p text:style-name="P21">Exploited</text:p>
          </table:table-cell>
        </table:table-row>
        <table:table-row table:style-name="Table6.1">
          <table:table-cell table:style-name="Table6.A1" office:value-type="string">
            <text:p text:style-name="P23">Impact</text:p>
          </table:table-cell>
          <table:table-cell table:style-name="Table6.B1" office:value-type="string">
            <text:p text:style-name="P19">Allows complete control of the server.</text:p>
          </table:table-cell>
        </table:table-row>
        <table:table-row table:style-name="Table6.1">
          <table:table-cell table:style-name="Table6.A1" office:value-type="string">
            <text:p text:style-name="P23">Remediations</text:p>
          </table:table-cell>
          <table:table-cell table:style-name="Table6.B1" office:value-type="string">
            <text:p text:style-name="P19">Patch the services more efficiently.</text:p>
          </table:table-cell>
        </table:table-row>
      </table:table>
      <text:p text:style-name="P4"/>
      <text:p text:style-name="P4">The host X.X.X.X was discovered to have a service called Drupal Core. The problematic however is that it was outdated, allowing an attacker to gain complete control on the server via exploitation.</text:p>
      <text:p text:style-name="P4"/>
      <text:p text:style-name="P15">[INSERT EVIDENCE IMAGE HERE OF UPLOADED SHELL]<text:span text:style-name="T12">(Use a table &amp; then insert image in it, that way the formatting is easier to achieve)</text:span></text:p>
      <text:p text:style-name="P4">Its then possible for an attacker to inject any malicious code they desire to achieve their goal.</text:p>
      <text:p text:style-name="P4"/>
      <text:p text:style-name="P17">Remediation:</text:p>
      <text:p text:style-name="P4"><text:soft-page-break/></text:p>
      <text:p text:style-name="P4">Patching the server and creating a proper patching cycle should avoid further incidents like this.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color="#00000a" loext:opacity="100%"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b2b2b2" loext:opacity="100%" fo:font-size="11pt" fo:font-weight="bold" style:font-size-asian="11pt" style:font-weight-asian="bold" style:font-size-complex="11pt" style:font-weight-complex="bold"/>
    </style:style>
    <style:style style:name="MT2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2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.1571in" style:dynamic-spacing="true"/>
      </style:header-style>
      <style:footer-style>
        <style:header-footer-properties fo:min-height="0.3563in" fo:margin-left="0in" fo:margin-right="0in" fo:margin-top="0.31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MT1">Confidential and sensitive information<text:tab/><text:tab/></text:span><text:span text:style-name="MT2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6-05T10:36:28</meta:creation-date>
    <dc:language>en-US</dc:language>
    <dc:date>2024-07-26T22:51:45.147074345</dc:date>
    <meta:editing-cycles>40</meta:editing-cycles>
    <meta:editing-duration>PT1H13M12S</meta:editing-duration>
    <meta:generator>LibreOffice/7.5.9.2$Linux_X86_64 LibreOffice_project/50$Build-2</meta:generator>
    <meta:document-statistic meta:table-count="6" meta:image-count="0" meta:object-count="0" meta:page-count="6" meta:paragraph-count="98" meta:word-count="623" meta:character-count="3985" meta:non-whitespace-character-count="3459"/>
  </office:meta>
</office:document-meta>
</file>